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92e4"/>
    </style:style>
    <style:style style:name="P2" style:family="paragraph" style:parent-style-name="Standard">
      <style:text-properties fo:font-variant="normal" fo:text-transform="none" fo:color="#333333" style:font-name="Helvetica Neue" fo:font-size="9.60000038146973pt" fo:letter-spacing="normal" fo:font-style="normal" fo:font-weight="normal" officeooo:paragraph-rsid="000292e4"/>
    </style:style>
    <style:style style:name="P3" style:family="paragraph" style:parent-style-name="Standard">
      <style:text-properties officeooo:paragraph-rsid="000292e4"/>
    </style:style>
    <style:style style:name="P4" style:family="paragraph" style:parent-style-name="Standard">
      <style:text-properties officeooo:rsid="0006f913" officeooo:paragraph-rsid="0006f913"/>
    </style:style>
    <style:style style:name="P5" style:family="paragraph" style:parent-style-name="Preformatted_20_Text">
      <style:text-properties officeooo:paragraph-rsid="000292e4"/>
    </style:style>
    <style:style style:name="P6" style:family="paragraph" style:parent-style-name="Preformatted_20_Text">
      <style:text-properties officeooo:paragraph-rsid="0006f913"/>
    </style:style>
    <style:style style:name="P7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font-variant="normal" fo:text-transform="none" fo:color="#333333" style:font-name="Helvetica Neue" fo:font-size="9.60000038146973pt" fo:letter-spacing="normal" fo:font-style="normal" fo:font-weight="normal"/>
    </style:style>
    <style:style style:name="T2" style:family="text">
      <style:text-properties fo:font-variant="normal" fo:text-transform="none" fo:color="#333333" fo:letter-spacing="normal"/>
    </style:style>
    <style:style style:name="T3" style:family="text">
      <style:text-properties fo:font-variant="normal" fo:text-transform="none" fo:color="#333333" fo:font-size="9.60000038146973pt" fo:letter-spacing="normal" fo:font-style="normal" fo:font-weight="normal"/>
    </style:style>
    <style:style style:name="T4" style:family="text">
      <style:text-properties officeooo:rsid="000537c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Мы хотим открыть консоль Python, так что набери <text:s/></text:span><text:span text:style-name="Source_20_Text">python</text:span><text:span text:style-name="T1">, если работаешь в Windows, или </text:span><text:span text:style-name="Source_20_Text">python3</text:span><text:span text:style-name="Source_20_Text"><text:span text:style-name="T2"> </text:span></text:span><text:span text:style-name="T1">для Mac OS/Linux, и нажми </text:span><text:span text:style-name="Source_20_Text">enter</text:span><text:span text:style-name="T1">.</text:span></text:p>
      <text:p text:style-name="P1"><text:span text:style-name="T1">Если ты хочешь выйти из консоли Python, в любой момент — просто введи </text:span><text:span text:style-name="Source_20_Text"><text:span text:style-name="T3">exit() </text:span></text:span><text:span text:style-name="T1">или используй сочетание клавиш </text:span><text:span text:style-name="Source_20_Text"><text:span text:style-name="T3">Ctrl + Z </text:span></text:span><text:span text:style-name="T1">для Windows и </text:span><text:span text:style-name="Source_20_Text"><text:span text:style-name="T3">Ctrl + D </text:span></text:span><text:span text:style-name="T1">для Mac/Linux.</text:span></text:p>
      <text:p text:style-name="P2"/>
      <text:p text:style-name="P1">$ cd djangogirls <text:s text:c="2"/></text:p>
      <text:p text:style-name="P1">апускать все команды в virtualenv. Если ты не видишь в командной строке префикса (myvenv), то необходимо активировать virtualenv. Мы объясняли, как это сделать, в разделе Работаем с virtualenv главы Установка Django. Для этого нужно набрать </text:p>
      <text:p text:style-name="P1">myvenv\Scripts\activate в Windows или </text:p>
      <text:p text:style-name="P1">source myvenv/bin/activate <text:s text:c="4"/>в Mac OS / Linux.</text:p>
      <text:p text:style-name="P1"/>
      <text:p text:style-name="P1">(myvenv) ~/djangogirls$ django-admin startproject mysite .</text:p>
      <text:p text:style-name="P1">Точка . крайне важна, потому что говорит скрипту установить Django в вашем текущем каталоге (который и обозначается сокращённо точкой .)</text:p>
      <text:p text:style-name="P1"/>
      <text:p text:style-name="P1">Примечание: при вводе приведённой команды помни, что тебе нужно набирать только часть, начинающуюся с django-admin. (myvenv) ~/djangogirls$ — это просто пример строки-приглашения терминала.</text:p>
      <text:p text:style-name="P1"/>
      <text:p text:style-name="P4">Для работы на вэб сервере через <text:s/>Django.</text:p>
      <text:p text:style-name="P1"><text:span text:style-name="T1">запустить веб-сервер командой </text:span><text:span text:style-name="Source_20_Text">python manage.py runserver</text:span><text:span text:style-name="T1">. Перейди в браузер и набери адрес </text:span><text:a xlink:type="simple" xlink:href="http://127.0.0.1:8000/admin/" office:target-frame-name="_blank" xlink:show="new" text:style-name="Internet_20_link" text:visited-style-name="Visited_20_Internet_20_Link">http://127.0.0.1:8000/admin/</text:a><text:span text:style-name="T1">.</text:span></text:p>
      <text:p text:style-name="P5"><text:span text:style-name="Source_20_Text">(myvenv) ~/djangogirls$ python manage.py createsuperuser</text:span></text:p>
      <text:p text:style-name="P6"><text:span text:style-name="Source_20_Text">Username: <text:s/></text:span><text:span text:style-name="Source_20_Text"><text:span text:style-name="T4">c3.igor</text:span></text:span></text:p>
      <text:p text:style-name="Preformatted_20_Text"><text:span text:style-name="Source_20_Text">Email address: </text:span><text:span text:style-name="Source_20_Text"><text:span text:style-name="T4">c3.igor</text:span></text:span><text:span text:style-name="Source_20_Text">@</text:span><text:span text:style-name="Source_20_Text"><text:span text:style-name="T4">gmail</text:span></text:span><text:span text:style-name="Source_20_Text">.com</text:span></text:p>
      <text:p text:style-name="Preformatted_20_Text"><text:span text:style-name="Source_20_Text">Password:</text:span><text:span text:style-name="Source_20_Text"><text:span text:style-name="T4">ghbvf4275386</text:span></text:span></text:p>
      <text:p text:style-name="Preformatted_20_Text"><text:span text:style-name="Source_20_Text">Password (again):</text:span><text:span text:style-name="Source_20_Text"><text:span text:style-name="T4">ghbvf4275386</text:span></text:span></text:p>
      <text:p text:style-name="P7"><text:span text:style-name="Source_20_Text">Superuser created successfully.</text:span></text:p>
      <text:p text:style-name="P7"><text:span text:style-name="Source_20_Text"><text:span text:style-name="T1">Если ты хочешь узнать больше об администрировании Django, то ознакомься с этим разделом официальной документации: </text:span></text:span><text:a xlink:type="simple" xlink:href="https://docs.djangoproject.com/en/1.11/ref/contrib/admin/" office:target-frame-name="_blank" xlink:show="new" text:style-name="Internet_20_link" text:visited-style-name="Visited_20_Internet_20_Link"><text:span text:style-name="Source_20_Text">https://docs.djangoproject.com/en/1.11/ref/contrib/admin/</text:span></text:a><text:span text:style-name="Source_20_Text"><text:span text:style-name="T1">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21:58:33.736494070</meta:creation-date>
    <dc:date>2020-02-01T23:16:33.402807417</dc:date>
    <meta:editing-duration>PT1H27M2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198" meta:character-count="1529" meta:non-whitespace-character-count="1335"/>
  </office:meta>
</office:document-meta>
</file>